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d234" officeooo:paragraph-rsid="000bd234"/>
    </style:style>
    <style:style style:name="P2" style:family="paragraph" style:parent-style-name="Standard">
      <style:paragraph-properties fo:text-align="center" style:justify-single-word="false"/>
      <style:text-properties officeooo:rsid="000d6eec" officeooo:paragraph-rsid="000d6ee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35e59" officeooo:paragraph-rsid="00135e59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0d6eec" officeooo:paragraph-rsid="000d6eec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b270" style:font-style-asian="italic" style:font-style-complex="italic"/>
    </style:style>
    <style:style style:name="T3" style:family="text">
      <style:text-properties fo:font-style="italic" officeooo:rsid="00109ee1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b270" style:font-style-asian="normal" style:font-style-complex="normal"/>
    </style:style>
    <style:style style:name="T7" style:family="text">
      <style:text-properties fo:font-style="normal" officeooo:rsid="00109ee1" style:font-style-asian="normal" style:font-style-complex="normal"/>
    </style:style>
    <style:style style:name="T8" style:family="text">
      <style:text-properties fo:font-style="normal" officeooo:rsid="0011dc22" style:font-style-asian="normal" style:font-style-complex="normal"/>
    </style:style>
    <style:style style:name="T9" style:family="text">
      <style:text-properties fo:font-style="normal" officeooo:rsid="0012f49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Dusty Dapper</text:span></text:p>
      <text:p text:style-name="P4">short story by Gabriel Kutuzov</text:p>
      <text:p text:style-name="P1"/>
      <text:p text:style-name="P1"><text:tab/>Everybody in my life sucks. Whenever I talk to people, I feel an overwhelming <text:span text:style-name="T1">exasperation</text:span>. It's as if these people don't get me at all, not even themselves. Maybe our society is too <text:span text:style-name="T1">convoluted</text:span><text:span text:style-name="T5"> for the swines that breathe the air it consumes. It's those very same idiots that </text:span><text:span text:style-name="T1">bolster </text:span><text:span text:style-name="T5">its weakening pegs.</text:span></text:p>
      <text:p text:style-name="P1"><text:span text:style-name="T5"><text:tab/>“Charlie darling, stop poking at your </text:span><text:span text:style-name="T6">chicken</text:span><text:span text:style-name="T5">. It's surely dead by now.” mother said. I was caught in deep thought again, unconsciously staring at and playing with my food. </text:span><text:span text:style-name="T6">I do get rather </text:span><text:span text:style-name="T2">pensive </text:span><text:span text:style-name="T6">quite often, and without regret. At least I take a moment of my time to think, while these half-witted bricks stir still as toilet water. I </text:span><text:span text:style-name="T2">commend </text:span><text:span text:style-name="T6">them however, maybe they happen to enjoy not understanding, and just living. Sounds boring enough, really.</text:span></text:p>
      <text:p text:style-name="P1"><text:span text:style-name="T6"><text:tab/>“You'd best get to it before you're off to bed, Dusty.” my father said to me. Yes, he said it to me, </text:span><text:span text:style-name="T2">Dusty. </text:span><text:span text:style-name="T6">I hate that nickname. Not that you care, but it happens to be a family tradition. The last Dustin son in the family omits the name </text:span><text:span text:style-name="T2">Dusty</text:span><text:span text:style-name="T6">.</text:span><text:span text:style-name="T2"> </text:span><text:span text:style-name="T6">I promise when I tell you that it's not the stupidest thing my family has come up with. </text:span><text:span text:style-name="T7">I feel the reason they need to come up with rubbish like that is to break any potential </text:span><text:span text:style-name="T3">uniformity. </text:span><text:span text:style-name="T7">I'm quite </text:span><text:span text:style-name="T3">resolute </text:span><text:span text:style-name="T7">that</text:span><text:span text:style-name="T3"> </text:span><text:span text:style-name="T7">in this pit-fight, everyone has a need nowadays to feel like they are special, and special isn't synonymous with regular. Naturally, a general </text:span><text:span text:style-name="T3">animosity </text:span><text:span text:style-name="T7">lives in our atmosphere, where all these lards have to constantly stand out and one-up each other. I know, it's rather cynical, but I've given it deeper thought than you have, trust me. Sometimes, the only way to get by is to </text:span><text:span text:style-name="T3">deride </text:span><text:span text:style-name="T7">all those around us.</text:span></text:p>
      <text:p text:style-name="P1"><text:span text:style-name="T7"><text:tab/>“</text:span><text:span text:style-name="T8">Those veggies aren't going to just waddle into </text:span><text:span text:style-name="T9">that mouth of yours</text:span><text:span text:style-name="T8">, love.” said mother.</text:span></text:p>
      <text:p text:style-name="P3"/>
      <text:p text:style-name="P3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Kutuzov</meta:initial-creator>
    <meta:creation-date>2019-03-11T22:40:35.962923766</meta:creation-date>
    <dc:date>2019-03-11T23:19:29.642152343</dc:date>
    <dc:creator>Gabriel Kutuzov</dc:creator>
    <meta:editing-duration>PT18M59S</meta:editing-duration>
    <meta:editing-cycles>10</meta:editing-cycles>
    <meta:generator>LibreOffice/4.3.7.2$Linux_X86_64 LibreOffice_project/430$Build-2</meta:generator>
    <meta:document-statistic meta:table-count="0" meta:image-count="0" meta:object-count="0" meta:page-count="1" meta:paragraph-count="7" meta:word-count="316" meta:character-count="1759" meta:non-whitespace-character-count="1446"/>
  </office:meta>
</office:document-meta>
</file>